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Clear-title">
      <style:graphic-properties draw:fill="none" draw:auto-grow-height="true" fo:min-height="10.532cm"/>
    </style:style>
    <style:style style:name="pr2" style:family="presentation" style:parent-style-name="SimpleClear-subtitle">
      <style:graphic-properties draw:fill-color="#ffffff" draw:auto-grow-height="true" fo:min-height="5.855cm"/>
    </style:style>
    <style:style style:name="pr3" style:family="presentation" style:parent-style-name="SimpleClear-notes">
      <style:graphic-properties draw:fill-color="#ffffff" fo:min-height="12.572cm"/>
    </style:style>
    <style:style style:name="pr4" style:family="presentation" style:parent-style-name="SimpleClear1-title">
      <style:graphic-properties draw:fit-to-size="shrink-to-fit" style:shrink-to-fit="true" fo:min-height="9.461cm"/>
    </style:style>
    <style:style style:name="pr5" style:family="presentation" style:parent-style-name="SimpleClear1-outline1">
      <style:graphic-properties fo:min-height="4.854cm"/>
    </style:style>
    <style:style style:name="pr6" style:family="presentation" style:parent-style-name="SimpleClear1-notes">
      <style:graphic-properties draw:fill-color="#ffffff" draw:auto-grow-height="true" fo:min-height="12.572cm"/>
    </style:style>
    <style:style style:name="pr7" style:family="presentation" style:parent-style-name="SimpleClear2-subtitle">
      <style:graphic-properties draw:fill-color="#ffffff" draw:auto-grow-height="true" fo:min-height="18.48cm"/>
    </style:style>
    <style:style style:name="pr8" style:family="presentation" style:parent-style-name="SimpleClear2-notes">
      <style:graphic-properties draw:fill-color="#ffffff" draw:auto-grow-height="true" fo:min-height="12.572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impleClear" presentation:presentation-page-layout-name="AL1T0">
        <draw:frame presentation:style-name="pr1" draw:text-style-name="P1" draw:layer="layout" svg:width="23.866cm" svg:height="10.532cm" svg:x="2.733cm" svg:y="0.837cm" presentation:class="title" presentation:placeholder="true" presentation:user-transformed="true">
          <draw:text-box/>
        </draw:frame>
        <draw:frame presentation:style-name="pr2" draw:text-style-name="P2" draw:layer="layout" svg:width="23.831cm" svg:height="5.855cm" svg:x="2.801cm" svg:y="12.7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draw:frame presentation:style-name="pr4" draw:layer="layout" svg:width="25.219cm" svg:height="4.341cm" svg:x="1.4cm" svg:y="1.364cm" presentation:class="title" presentation:placeholder="true" presentation:user-transformed="true">
          <draw:text-box/>
        </draw:frame>
        <draw:frame presentation:style-name="pr5" draw:layer="layout" svg:width="25.199cm" svg:height="11.493cm" svg:x="1.4cm" svg:y="6.449cm" presentation:class="outline" presentation:placeholder="true">
          <draw:text-box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impleClear2" presentation:presentation-page-layout-name="AL3T32">
        <draw:frame presentation:style-name="pr7" draw:text-style-name="P2" draw:layer="layout" svg:width="25.098cm" svg:height="18.48cm" svg:x="1.4cm" svg:y="1.36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46:01.418937251</meta:creation-date>
    <meta:editing-duration>P0D</meta:editing-duration>
    <meta:editing-cycles>1</meta:editing-cycles>
    <meta:generator>LibreOffice/6.2.5.2$Linux_X86_64 LibreOffice_project/20$Build-2</meta:generator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